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7E600001E14F27E524F.svm"/>
  <manifest:file-entry manifest:media-type="" manifest:full-path="Pictures/20000007000024970000293E2D14E0CA.svm"/>
  <manifest:file-entry manifest:media-type="" manifest:full-path="Pictures/200000070000286A000029099DA9BBE0.svm"/>
  <manifest:file-entry manifest:media-type="" manifest:full-path="Pictures/20000007000028EF000026A8E24A0B2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*****************************************************************************/</text:p>
      <text:p text:style-name="Standard">/***************************Name:- Divesh Uttamchandani***************************/</text:p>
      <text:p text:style-name="Standard">/***************************Class :- XII <text:s/>A <text:s text:c="26"/>***************************/</text:p>
      <text:p text:style-name="Standard">/***************************Date <text:s/>:- 07 July 2014 <text:s text:c="15"/>***************************/</text:p>
      <text:p text:style-name="Standard">/***************************Q-2) <text:s/>:- Ticbooth <text:s text:c="22"/>************************** /</text:p>
      <text:p text:style-name="Standard">/*******************************************************************************/</text:p>
      <text:p text:style-name="Standard">#include&lt;iostream.h&gt;</text:p>
      <text:p text:style-name="Standard">#include&lt;conio.h&gt;</text:p>
      <text:p text:style-name="Standard">#include&lt;ctype.h&gt;</text:p>
      <text:p text:style-name="Standard">#include&lt;process.h&gt;</text:p>
      <text:p text:style-name="Standard"/>
      <text:p text:style-name="Standard">///////////////////////////////////////////// Declaration &amp; Definition of Class ////////////////////////////////////////////////</text:p>
      <text:p text:style-name="Standard">class ticbooth</text:p>
      <text:p text:style-name="Standard">{</text:p>
      <text:p text:style-name="Standard">private:</text:p>
      <text:p text:style-name="Standard"><text:s text:c="2"/>static int nofp;</text:p>
      <text:p text:style-name="Standard"><text:s text:c="2"/>static float amt;</text:p>
      <text:p text:style-name="Standard"/>
      <text:p text:style-name="Standard">public:</text:p>
      <text:p text:style-name="Standard"><text:s text:c="2"/>void initialize <text:s text:c="6"/>();</text:p>
      <text:p text:style-name="Standard"/>
      <text:p text:style-name="Standard"><text:s text:c="2"/>void not_sold <text:s text:c="6"/>(int people);</text:p>
      <text:p text:style-name="Standard"><text:s text:c="2"/>void sold <text:s text:c="13"/>(int people);</text:p>
      <text:p text:style-name="Standard"/>
      <text:p text:style-name="Standard"><text:s text:c="2"/>void display_nofp ();</text:p>
      <text:p text:style-name="Standard"><text:s text:c="2"/>void display_both ();</text:p>
      <text:p text:style-name="Standard">};</text:p>
      <text:p text:style-name="Standard"/>
      <text:p text:style-name="Standard">//______________________________________________________________________________//</text:p>
      <text:p text:style-name="Standard">int <text:s text:c="4"/>ticbooth::nofp;</text:p>
      <text:p text:style-name="Standard">float <text:s/>ticbooth::amt;</text:p>
      <text:p text:style-name="Standard"/>
      <text:p text:style-name="Standard">//______________________________________________________________________________//</text:p>
      <text:p text:style-name="Standard">void ticbooth::initialize ()</text:p>
      <text:p text:style-name="Standard">{</text:p>
      <text:p text:style-name="Standard"><text:s/>nofp=0;</text:p>
      <text:p text:style-name="Standard"><text:s/>amt=0;</text:p>
      <text:p text:style-name="Standard">}</text:p>
      <text:p text:style-name="Standard">//______________________________________________________________________________//</text:p>
      <text:p text:style-name="Standard">void ticbooth::not_sold(int people)</text:p>
      <text:p text:style-name="Standard">{</text:p>
      <text:p text:style-name="Standard"><text:s/>nofp+=people;</text:p>
      <text:p text:style-name="Standard"><text:s/>cout&lt;&lt;"\nDone";</text:p>
      <text:p text:style-name="Standard">}</text:p>
      <text:p text:style-name="Standard">//............................................................................................................................................................//</text:p>
      <text:p text:style-name="Standard">void ticbooth::sold(int people)</text:p>
      <text:p text:style-name="Standard">{</text:p>
      <text:p text:style-name="Standard"><text:s/>nofp+=people;</text:p>
      <text:p text:style-name="Standard"><text:s/>amt+=2.5*people;</text:p>
      <text:p text:style-name="Standard"><text:s/>cout&lt;&lt;"\nDone";</text:p>
      <text:p text:style-name="Standard">}</text:p>
      <text:p text:style-name="Standard">//_____________________________________________________________________________//</text:p>
      <text:p text:style-name="Standard"><text:soft-page-break/>//_____________________________________________________________________________//</text:p>
      <text:p text:style-name="Standard">void ticbooth::display_nofp()</text:p>
      <text:p text:style-name="Standard">{</text:p>
      <text:p text:style-name="Standard"><text:s/>cout&lt;&lt;"\nNo Of People=\t" <text:s text:c="10"/>&lt;&lt;nofp;</text:p>
      <text:p text:style-name="Standard">}</text:p>
      <text:p text:style-name="Standard">//............................................................................................................................................................//</text:p>
      <text:p text:style-name="Standard">void ticbooth::display_both()</text:p>
      <text:p text:style-name="Standard">{</text:p>
      <text:p text:style-name="Standard"><text:s/>cout&lt;&lt;"\nNo Of People Visited=\t"&lt;&lt; nofp;</text:p>
      <text:p text:style-name="Standard"><text:s/>cout&lt;&lt;"\nNo of Tickets Sold=\t" <text:s text:c="3"/>&lt;&lt; amt/2.5;</text:p>
      <text:p text:style-name="Standard">}</text:p>
      <text:p text:style-name="Standard">//______________________________________________________________________________//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>//**********************************Void Main()**********************************//</text:p>
      <text:p text:style-name="Standard">void main()</text:p>
      <text:p text:style-name="Standard">{</text:p>
      <text:p text:style-name="Standard"><text:s text:c="2"/>clrscr();</text:p>
      <text:p text:style-name="Standard"><text:s text:c="2"/>cout&lt;&lt;"A PROGRAM TO MANTAIN A TICKETBOOTH AT A FAIR";</text:p>
      <text:p text:style-name="Standard"/>
      <text:p text:style-name="Standard"><text:s text:c="2"/>int ch;</text:p>
      <text:p text:style-name="Standard"><text:s text:c="2"/>ticbooth t1;</text:p>
      <text:p text:style-name="Standard"><text:s text:c="2"/>t1.initialize();</text:p>
      <text:p text:style-name="Standard"/>
      <text:p text:style-name="Standard"><text:s text:c="2"/>do</text:p>
      <text:p text:style-name="Standard"><text:s text:c="2"/>{</text:p>
      <text:p text:style-name="Standard"><text:s text:c="3"/>cout&lt;&lt;"\n\n\nMain Menu"</text:p>
      <text:p text:style-name="Standard"><text:tab/> <text:s/>&lt;&lt;"\n\n1)\tPeople Visited"</text:p>
      <text:p text:style-name="Standard"><text:tab/> <text:s/>&lt;&lt;"\n2)\tPeople Visited+Ticket Sold"</text:p>
      <text:p text:style-name="Standard"><text:tab/> <text:s/>&lt;&lt;"\n3)\tDisplay People"</text:p>
      <text:p text:style-name="Standard"><text:tab/> <text:s/>&lt;&lt;"\n4)\tDisplay People Visited+Ticket Sold"</text:p>
      <text:p text:style-name="Standard"><text:tab/> <text:s/>&lt;&lt;"\n\nEnter Choice..."; <text:s text:c="3"/>cin&gt;&gt;ch;</text:p>
      <text:p text:style-name="Standard"/>
      <text:p text:style-name="Standard"><text:s text:c="6"/>switch(ch)</text:p>
      <text:p text:style-name="Standard"><text:s text:c="6"/>{</text:p>
      <text:p text:style-name="Standard"><text:s text:c="6"/>case 1:</text:p>
      <text:p text:style-name="Standard"><text:s text:c="6"/>{</text:p>
      <text:p text:style-name="Standard"><text:tab/>int nofp;<text:tab/><text:tab/><text:tab/><text:tab/><text:tab/>//if i dont put brackets error-redeclaration of nofp</text:p>
      <text:p text:style-name="Standard"><text:tab/>cout&lt;&lt;"\nEnter No. Of People\t";<text:tab/>cin&gt;&gt;nofp;</text:p>
      <text:p text:style-name="Standard"><text:tab/>t1.not_sold(nofp);</text:p>
      <text:p text:style-name="Standard"><text:tab/>break;</text:p>
      <text:p text:style-name="Standard"><text:s text:c="6"/>}</text:p>
      <text:p text:style-name="Standard"><text:s text:c="6"/>case 2:</text:p>
      <text:p text:style-name="Standard"><text:s text:c="6"/>{</text:p>
      <text:p text:style-name="Standard"><text:tab/>int nofp;</text:p>
      <text:p text:style-name="Standard"><text:tab/>cout&lt;&lt;"\nEnter No. Of People\t";<text:tab/>cin&gt;&gt;nofp;</text:p>
      <text:p text:style-name="Standard"><text:tab/>t1.sold(nofp);</text:p>
      <text:p text:style-name="Standard"><text:tab/>break;</text:p>
      <text:p text:style-name="Standard"><text:s text:c="6"/>}</text:p>
      <text:p text:style-name="Standard"><text:s text:c="6"/>case 3:</text:p>
      <text:p text:style-name="Standard"><text:tab/>t1.display_nofp();</text:p>
      <text:p text:style-name="Standard"><text:soft-page-break/><text:tab/>break;</text:p>
      <text:p text:style-name="Standard"/>
      <text:p text:style-name="Standard"><text:s text:c="6"/>case 4:</text:p>
      <text:p text:style-name="Standard"><text:tab/>t1.display_both();</text:p>
      <text:p text:style-name="Standard"><text:tab/>break;</text:p>
      <text:p text:style-name="Standard"/>
      <text:p text:style-name="Standard"><text:s text:c="6"/>case 5:</text:p>
      <text:p text:style-name="Standard"><text:tab/>exit(0);</text:p>
      <text:p text:style-name="Standard"><text:tab/>break;</text:p>
      <text:p text:style-name="Standard"/>
      <text:p text:style-name="Standard"><text:s text:c="6"/>default:</text:p>
      <text:p text:style-name="Standard"><text:tab/>cout&lt;&lt;"\nInvalid Choice";</text:p>
      <text:p text:style-name="Standard"><text:s text:c="6"/>}</text:p>
      <text:p text:style-name="Standard"><text:s text:c="6"/>cout&lt;&lt;"\nPress Y To Continue\t";</text:p>
      <text:p text:style-name="Standard"><text:s text:c="2"/>}while(toupper(getche())=='Y');</text:p>
      <text:p text:style-name="Standard">}</text:p>
      <text:p text:style-name="Standard">//********************************End Of Main***********************************/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OUTPUT</text:p>
      <text:p text:style-name="P1"><draw:frame draw:style-name="fr1" draw:name="graphics1" text:anchor-type="paragraph" svg:width="10.215cm" svg:height="7.699cm" draw:z-index="0"><draw:image xlink:href="Pictures/20000007000027E600001E14F27E524F.svm" xlink:type="simple" xlink:show="embed" xlink:actuate="onLoad"/></draw:frame><draw:frame draw:style-name="fr2" draw:name="graphics2" text:anchor-type="paragraph" svg:x="3.394cm" svg:y="3.461cm" svg:width="10.188cm" svg:height="10.506cm" draw:z-index="2"><draw:image xlink:href="Pictures/200000070000286A000029099DA9BBE0.svm" xlink:type="simple" xlink:show="embed" xlink:actuate="onLoad"/></draw:frame><draw:frame draw:style-name="fr2" draw:name="graphics3" text:anchor-type="paragraph" svg:x="3.394cm" svg:y="13.912cm" svg:width="10.188cm" svg:height="9.895cm" draw:z-index="1"><draw:image xlink:href="Pictures/20000007000028EF000026A8E24A0B22.svm" xlink:type="simple" xlink:show="embed" xlink:actuate="onLoad"/></draw:frame><draw:frame draw:style-name="fr2" draw:name="graphics4" text:anchor-type="paragraph" svg:x="3.394cm" svg:y="15.002cm" svg:width="10.188cm" svg:height="10.102cm" draw:z-index="3"><draw:image xlink:href="Pictures/20000007000024970000293E2D14E0CA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4-07-14T15:15:56.57</meta:creation-date>
    <dc:date>2014-07-14T20:28:04.37</dc:date>
    <dc:creator>Divesh </dc:creator>
    <meta:editing-duration>PT16M7S</meta:editing-duration>
    <meta:editing-cycles>3</meta:editing-cycles>
    <meta:generator>OpenOffice/4.0.0$Win32 OpenOffice.org_project/400m3$Build-9702</meta:generator>
    <meta:document-statistic meta:table-count="0" meta:image-count="4" meta:object-count="0" meta:page-count="4" meta:paragraph-count="108" meta:word-count="219" meta:character-count="3353"/>
  </office:meta>
</office:document-meta>
</file>